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4pt" fo:font-weight="bold" officeooo:rsid="0007fef7" officeooo:paragraph-rsid="0007fef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Mono" fo:font-size="14pt" fo:font-weight="bold" officeooo:rsid="0007fef7" officeooo:paragraph-rsid="0007fef7" style:font-size-asian="12.25pt" style:font-weight-asian="bold" style:font-size-complex="14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loext:opacity="100%" style:font-name="Liberation Mono" fo:font-size="14pt" officeooo:rsid="0007fef7" officeooo:paragraph-rsid="0007fef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Mono" fo:font-size="14pt" officeooo:rsid="0007fef7" officeooo:paragraph-rsid="0007fef7" style:font-size-asian="14pt" style:font-size-complex="14pt"/>
    </style:style>
    <style:style style:name="P5" style:family="paragraph" style:parent-style-name="Standard" style:list-style-name="L4">
      <style:paragraph-properties fo:text-align="start" style:justify-single-word="false"/>
      <style:text-properties fo:color="#000000" loext:opacity="100%" style:font-name="Liberation Mono" fo:font-size="14pt" officeooo:rsid="0007fef7" officeooo:paragraph-rsid="0007fef7" style:font-size-asian="14pt" style:font-size-complex="14pt"/>
    </style:style>
    <style:style style:name="P6" style:family="paragraph" style:parent-style-name="Standard" style:list-style-name="L4">
      <style:paragraph-properties fo:text-align="start" style:justify-single-word="false"/>
      <style:text-properties fo:color="#000000" loext:opacity="100%" style:font-name="Liberation Mono" fo:font-size="14pt" officeooo:rsid="00085951" officeooo:paragraph-rsid="00085951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Liberation Mono" fo:font-size="20pt" officeooo:rsid="0007fef7" officeooo:paragraph-rsid="0007fef7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officeooo:paragraph-rsid="0007fef7"/>
    </style:style>
    <style:style style:name="P9" style:family="paragraph" style:parent-style-name="Text_20_body" style:list-style-name="L1">
      <style:paragraph-properties fo:text-align="start" style:justify-single-word="false"/>
      <style:text-properties fo:color="#000000" loext:opacity="100%" style:font-name="Liberation Mono" fo:font-size="14pt" fo:font-weight="bold" officeooo:rsid="0007fef7" officeooo:paragraph-rsid="0007fef7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 style:font-name="Liberation Mono" fo:font-size="14pt" fo:letter-spacing="normal" fo:font-style="normal" fo:font-weight="bold" officeooo:rsid="0007fef7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loext:opacity="100%" style:font-name="Liberation Mono" fo:font-size="14pt" fo:letter-spacing="normal" fo:font-style="normal" fo:font-weight="bold" officeooo:rsid="0007fef7" style:font-size-asian="12.25pt" style:font-weight-asian="bold" style:font-size-complex="14pt" style:font-weight-complex="bold"/>
    </style:style>
    <style:style style:name="T3" style:family="text">
      <style:text-properties fo:font-variant="normal" fo:text-transform="none" fo:color="#000000" loext:opacity="100%" style:font-name="Liberation Mono" fo:font-size="14pt" fo:letter-spacing="normal" fo:font-style="normal" fo:font-weight="normal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" style:family="text">
      <style:text-properties officeooo:rsid="0008595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Функциональные требования</text:p>
      <text:p text:style-name="P7"/>
      <text:p text:style-name="P2">Функционал для пользователя</text:p>
      <text:list text:style-name="L1">
        <text:list-header>
          <text:p text:style-name="P9"><text:span text:style-name="Strong_20_Emphasis"><text:span text:style-name="T5">Пользователи могут загружать фотографии кофейных чашек через интерфейс сайта. После загрузки фото система выдает случайное предсказание из базы данных. Пользователь может просматривать историю всех своих гаданий с возможностью оценить точность предсказаний по шкале от 1 до 5 звезд. За каждое гадание пользователь получает опыт, который влияет на его уровень. При выполнении определенных условий пользователь получает достижения с уникальными бейджами.</text:span></text:span></text:p>
        </text:list-header>
      </text:list>
      <text:p text:style-name="P1"><text:span text:style-name="Strong_20_Emphasis"><text:span text:style-name="T4">Функционал для администратора</text:span></text:span></text:p>
      <text:p text:style-name="P8"><text:span text:style-name="Strong_20_Emphasis"><text:span text:style-name="T2"><text:tab/></text:span></text:span><text:span text:style-name="Strong_20_Emphasis"><text:span text:style-name="T3">Администраторы имеют доступ к панели управления, где <text:tab/>могут просматривать и управлять списком всех <text:tab/>пользователей, включая блокировку аккаунтов. <text:tab/>Администраторы могут добавлять, редактировать и <text:tab/>удалять предсказания в базе данных, а также управлять <text:tab/>категориями и уровнями редкости предсказаний. <text:tab/>Доступно управление системой достижений с настройкой <text:tab/>условий их получения. Администраторы могут <text:tab/>просматривать статистику использования системы и <text:tab/>аналитику по популярности различных категорий <text:tab/>предсказаний.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1">Описание таблиц и полей</text:span></text:span></text:p>
      <text:list text:style-name="L4">
        <text:list-item>
          <text:p text:style-name="P5">user<text:span text:style-name="T6">s</text:span></text:p>
          <text:list>
            <text:list-item>
              <text:p text:style-name="P6">id - уникальный идентификатор</text:p>
            </text:list-item>
            <text:list-item>
              <text:p text:style-name="P6">username - имя пользователя</text:p>
            </text:list-item>
            <text:list-item>
              <text:p text:style-name="P6">email - электронная почта</text:p>
            </text:list-item>
            <text:list-item>
              <text:p text:style-name="P6">password_hash - хэш пароля</text:p>
            </text:list-item>
            <text:list-item>
              <text:p text:style-name="P6">role_id - роль пользователя</text:p>
            </text:list-item>
            <text:list-item>
              <text:p text:style-name="P6">level_id - текущий уровень</text:p>
            </text:list-item>
            <text:list-item>
              <text:p text:style-name="P6">experience_points - накопленный опыт</text:p>
            </text:list-item>
            <text:list-item>
              <text:p text:style-name="P6">created_at - дата регистрации</text:p>
            </text:list-item>
            <text:list-item>
              <text:p text:style-name="P6">is_active - активен ли аккаунт</text:p>
            </text:list-item>
          </text:list>
        </text:list-item>
        <text:list-item>
          <text:p text:style-name="P5">roles</text:p>
          <text:list>
            <text:list-item>
              <text:p text:style-name="P5">id - идентификатор роли</text:p>
            </text:list-item>
            <text:list-item>
              <text:p text:style-name="P5">name - название роли</text:p>
            </text:list-item>
            <text:list-item>
              <text:p text:style-name="P5">permissions - права доступа в формате JSON</text:p>
            </text:list-item>
          </text:list>
        </text:list-item>
      </text:list>
      <text:p text:style-name="P4"/>
      <text:p text:style-name="P4"/>
      <text:list text:continue-numbering="true" text:style-name="L4">
        <text:list-item>
          <text:p text:style-name="P5"><text:soft-page-break/>user_levels</text:p>
          <text:list>
            <text:list-item>
              <text:p text:style-name="P5">id - идентификатор уровня</text:p>
            </text:list-item>
            <text:list-item>
              <text:p text:style-name="P5">level_name - название уровня</text:p>
            </text:list-item>
            <text:list-item>
              <text:p text:style-name="P5">min_experience - минимальный опыт для уровня</text:p>
            </text:list-item>
            <text:list-item>
              <text:p text:style-name="P5">max_experience - максимальный опыт для уровня</text:p>
            </text:list-item>
            <text:list-item>
              <text:p text:style-name="P5">badge_color - цвет бейджа уровня</text:p>
            </text:list-item>
          </text:list>
        </text:list-item>
        <text:list-item>
          <text:p text:style-name="P5">coffee_cups</text:p>
          <text:list>
            <text:list-item>
              <text:p text:style-name="P5">id - идентификатор чашки</text:p>
            </text:list-item>
            <text:list-item>
              <text:p text:style-name="P5">user_id - владелец чашки</text:p>
            </text:list-item>
            <text:list-item>
              <text:p text:style-name="P5">image_url - ссылка на изображение</text:p>
            </text:list-item>
            <text:list-item>
              <text:p text:style-name="P5">uploaded_at - дата загрузки</text:p>
            </text:list-item>
          </text:list>
        </text:list-item>
        <text:list-item>
          <text:p text:style-name="P5">predictions</text:p>
          <text:list>
            <text:list-item>
              <text:p text:style-name="P5">id - идентификатор предсказания</text:p>
            </text:list-item>
            <text:list-item>
              <text:p text:style-name="P5">prediction_text - текст предсказания</text:p>
            </text:list-item>
            <text:list-item>
              <text:p text:style-name="P5">category_id - категория предсказания</text:p>
            </text:list-item>
            <text:list-item>
              <text:p text:style-name="P5">rarity_id - уровень редкости</text:p>
            </text:list-item>
            <text:list-item>
              <text:p text:style-name="P5">created_at - дата создания</text:p>
            </text:list-item>
            <text:list-item>
              <text:p text:style-name="P5">usage_count - количество использований</text:p>
            </text:list-item>
          </text:list>
        </text:list-item>
        <text:list-item>
          <text:p text:style-name="P5">prediction_categories</text:p>
          <text:list>
            <text:list-item>
              <text:p text:style-name="P5">id - идентификатор категории</text:p>
            </text:list-item>
            <text:list-item>
              <text:p text:style-name="P5">name - название категории</text:p>
            </text:list-item>
            <text:list-item>
              <text:p text:style-name="P5">emoji - эмодзи категории</text:p>
            </text:list-item>
            <text:list-item>
              <text:p text:style-name="P5">description - описание категории</text:p>
            </text:list-item>
          </text:list>
        </text:list-item>
        <text:list-item>
          <text:p text:style-name="P5">rarity_level</text:p>
          <text:list>
            <text:list-item>
              <text:p text:style-name="P5">id - идентификатор редкости</text:p>
            </text:list-item>
            <text:list-item>
              <text:p text:style-name="P5">name - название уровня редкости</text:p>
            </text:list-item>
            <text:list-item>
              <text:p text:style-name="P5">weight - вес для случайного выбора</text:p>
            </text:list-item>
            <text:list-item>
              <text:p text:style-name="P5">color - цвет обозначения</text:p>
            </text:list-item>
          </text:list>
        </text:list-item>
        <text:list-item>
          <text:p text:style-name="P5">fortune_sessions</text:p>
          <text:list>
            <text:list-item>
              <text:p text:style-name="P5">id - идентификатор сессии</text:p>
            </text:list-item>
            <text:list-item>
              <text:p text:style-name="P5">user_id - пользователь</text:p>
            </text:list-item>
            <text:list-item>
              <text:p text:style-name="P5">cup_id - использованная чашка</text:p>
            </text:list-item>
            <text:list-item>
              <text:p text:style-name="P5">prediction_id - полученное предсказание</text:p>
            </text:list-item>
            <text:list-item>
              <text:p text:style-name="P5">session_date - дата гадания</text:p>
            </text:list-item>
            <text:list-item>
              <text:p text:style-name="P5">accuracy_rating - оценка точности</text:p>
            </text:list-item>
            <text:list-item>
              <text:p text:style-name="P5">user_feedback - отзыв пользователя</text:p>
            </text:list-item>
          </text:list>
        </text:list-item>
        <text:list-item>
          <text:p text:style-name="P5">achievements</text:p>
          <text:list>
            <text:list-item>
              <text:p text:style-name="P5">id - идентификатор достижения</text:p>
            </text:list-item>
            <text:list-item>
              <text:p text:style-name="P5">name - название достижения</text:p>
            </text:list-item>
            <text:list-item>
              <text:p text:style-name="P5">description - описание достижения</text:p>
            </text:list-item>
            <text:list-item>
              <text:p text:style-name="P5">badge_icon - иконка бейджа</text:p>
            </text:list-item>
            <text:list-item>
              <text:p text:style-name="P5">condition_type - тип условия</text:p>
            </text:list-item>
            <text:list-item>
              <text:p text:style-name="P5">condition_value - значение условия</text:p>
            </text:list-item>
          </text:list>
        </text:list-item>
      </text:list>
      <text:p text:style-name="P4"/>
      <text:p text:style-name="P4"/>
      <text:list text:continue-numbering="true" text:style-name="L4">
        <text:list-item>
          <text:p text:style-name="P6"><text:soft-page-break/>user_achievenemts</text:p>
          <text:list>
            <text:list-item>
              <text:p text:style-name="P6">id - идентификатор записи</text:p>
            </text:list-item>
            <text:list-item>
              <text:p text:style-name="P6">user_id - пользователь</text:p>
            </text:list-item>
            <text:list-item>
              <text:p text:style-name="P6">achievement_id - достижение</text:p>
            </text:list-item>
            <text:list-item>
              <text:p text:style-name="P6">prediction_id - связанное предсказание</text:p>
            </text:list-item>
            <text:list-item>
              <text:p text:style-name="P6">achieved_at - дата получения</text:p>
            </text:list-item>
          </text:list>
        </text:list-item>
        <text:list-item>
          <text:p text:style-name="P6">user_stats</text:p>
          <text:list>
            <text:list-item>
              <text:p text:style-name="P6">id - идентификатор статистики</text:p>
            </text:list-item>
            <text:list-item>
              <text:p text:style-name="P6">user_id - пользователь</text:p>
            </text:list-item>
            <text:list-item>
              <text:p text:style-name="P6">total_fortunes - всего гаданий</text:p>
            </text:list-item>
            <text:list-item>
              <text:p text:style-name="P6">accurate_predictions - точных предсказаний</text:p>
            </text:list-item>
            <text:list-item>
              <text:p text:style-name="P6">last_activity - последняя активность</text:p>
            </text:list-item>
          </text:list>
        </text:list-item>
        <text:list-item>
          <text:p text:style-name="P6">action_logs</text:p>
          <text:list>
            <text:list-item>
              <text:p text:style-name="P6">id - идентификатор записи</text:p>
            </text:list-item>
            <text:list-item>
              <text:p text:style-name="P6">user_id - пользователь</text:p>
            </text:list-item>
            <text:list-item>
              <text:p text:style-name="P6">action_type - тип действия</text:p>
            </text:list-item>
            <text:list-item>
              <text:p text:style-name="P6">timestamp - временная метка</text:p>
            </text:list-item>
            <text:list-item>
              <text:p text:style-name="P6">ip_address - IP адрес</text:p>
            </text:list-item>
            <text:list-item>
              <text:p text:style-name="P6">details - детали действия</text:p>
            </text:list-item>
          </text:list>
        </text:list-item>
      </text:list>
      <text:list text:style-name="L3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2:22:55.828359180</meta:creation-date>
    <dc:date>2025-10-04T12:45:00.235624066</dc:date>
    <meta:editing-duration>PT9M38S</meta:editing-duration>
    <meta:editing-cycles>1</meta:editing-cycles>
    <meta:document-statistic meta:table-count="0" meta:image-count="0" meta:object-count="0" meta:page-count="3" meta:paragraph-count="82" meta:word-count="480" meta:character-count="3152" meta:non-whitespace-character-count="2819"/>
    <meta:generator>LibreOffice/24.2.7.2$Linux_X86_64 LibreOffice_project/420$Build-2</meta:generator>
  </office:meta>
</office:document-meta>
</file>